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556bff030" style:family="table" style:master-page-name="ta-mp-0x7f5556bff030">
      <style:table-properties table:display="true" style:writing-mode="lr-tb"/>
    </style:style>
    <style:style style:name="ta-0x7f5556bff220" style:family="table" style:master-page-name="ta-mp-0x7f5556bff220">
      <style:table-properties table:display="true" style:writing-mode="lr-tb"/>
    </style:style>
    <style:style style:name="ta-0x7f5556bff410" style:family="table" style:master-page-name="ta-mp-0x7f5556bff410">
      <style:table-properties table:display="true" style:writing-mode="lr-tb"/>
    </style:style>
    <style:style style:name="ta-0x7f5556bff600" style:family="table" style:master-page-name="ta-mp-0x7f5556bff600">
      <style:table-properties table:display="true" style:writing-mode="lr-tb"/>
    </style:style>
    <style:style style:name="ta-0x7f5556bff7f0" style:family="table" style:master-page-name="ta-mp-0x7f5556bff7f0">
      <style:table-properties table:display="true" style:writing-mode="lr-tb"/>
    </style:style>
    <style:style style:name="ta-0x7f5556bff9e0" style:family="table" style:master-page-name="ta-mp-0x7f5556bff9e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556bdc79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dc8b8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c85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c9e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dce8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5556bc86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cb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dcfa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cc3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d3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5556bdd0d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556bdcd5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d1f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d44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dd8e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5556bc87d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d57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dda1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d6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dd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5556bddb3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556bdd7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dc6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de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de35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5556bc890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df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de47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e10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e7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5556bde5a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556bde22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e6c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e918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dedb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5556bc8a2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ea4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deee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eb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f2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5556bdf00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556bdec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f13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f38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df82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7f5556bc8b5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f4a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Consolas"/>
    </style:style>
    <style:style style:name="ACE-0x7f5556bdf94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f5d0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fcc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2a00ff" fo:font-family="Consolas"/>
    </style:style>
    <style:style style:name="ACE-0x7f5556bdfa70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Arial"/>
    </style:style>
    <style:style style:name="ACE-0x7f5556bdf6f8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556bdfb98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08.75pt" style:use-optimal-column-width="true"/>
    </style:style>
    <style:style style:name="ACOL-2" style:family="table-column"/>
    <style:style style:name="ACOL-3" style:family="table-column">
      <style:table-column-properties style:column-width="141.00pt" style:use-optimal-column-width="true"/>
    </style:style>
    <style:style style:name="ACOL-4" style:family="table-column">
      <style:table-column-properties style:column-width="190.50pt" style:use-optimal-column-width="true"/>
    </style:style>
    <style:style style:name="ACOL-5" style:family="table-column">
      <style:table-column-properties style:column-width="65.25pt" style:use-optimal-column-width="true"/>
    </style:style>
    <style:style style:name="ACOL-6" style:family="table-column">
      <style:table-column-properties style:column-width="60.00pt" style:use-optimal-column-width="true"/>
    </style:style>
    <style:style style:name="ACOL-7" style:family="table-column">
      <style:table-column-properties style:column-width="64.26pt" style:use-optimal-column-width="true"/>
    </style:style>
    <style:style style:name="ACOL-8" style:family="table-column">
      <style:table-column-properties style:column-width="113.25pt" style:use-optimal-column-width="true"/>
    </style:style>
    <style:style style:name="AROW-1" style:family="table-row">
      <style:table-row-properties style:row-height="13.41pt" style:use-optimal-row-height="true"/>
    </style:style>
    <style:style style:name="AROW-2" style:family="table-row">
      <style:table-row-properties style:row-height="13.50pt" style:use-optimal-row-height="true"/>
    </style:style>
    <style:style style:name="AROW-3" style:family="table-row"/>
    <style:style style:name="AROW-4" style:family="table-row">
      <style:table-row-properties style:row-height="14.91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stCase" table:style-name="ta-0x7f5556bff030" table:print="false">
        <office:forms form:automatic-focus="false" form:apply-design-mode="false">
          <form:form/>
        </office:forms>
        <table:table-column table:style-name="ACOL-1"/>
        <table:table-column table:style-name="ACOL-0" table:number-columns-repeated="127"/>
        <table:table-row table:style-name="AROW-1">
          <table:table-cell table:style-name="ACE-0x7f5556bdc79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2">
          <table:table-cell table:style-name="ACE-0x7f5556bdc8b8" office:value-type="string">
            <text:p>giftCertificate</text:p>
          </table:table-cell>
          <table:table-cell table:number-columns-repeated="127" table:style-name="Gnumeric-default"/>
        </table:table-row>
        <table:table-row table:style-name="AROW-2" table:number-rows-repeated="3">
          <table:table-cell table:number-columns-repeated="128"/>
        </table:table-row>
        <table:table-row table:style-name="AROW-0" table:number-rows-repeated="123">
          <table:table-cell table:number-columns-repeated="128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1"/>
        </gnm:selections>
      </table:table>
      <table:table table:name="AQA1_TestData" table:style-name="ta-0x7f5556bff220" table:print="false">
        <office:forms form:automatic-focus="false" form:apply-design-mode="false">
          <form:form/>
        </office:forms>
        <table:table-column table:default-cell-style-name="ACE-0x7f5556bc86b0" table:style-name="ACOL-3"/>
        <table:table-column table:default-cell-style-name="ACE-0x7f5556bc86b0" table:style-name="ACOL-4"/>
        <table:table-column table:default-cell-style-name="ACE-0x7f5556bc86b0" table:style-name="ACOL-5"/>
        <table:table-column table:default-cell-style-name="ACE-0x7f5556bc86b0" table:style-name="ACOL-6"/>
        <table:table-column table:default-cell-style-name="ACE-0x7f5556bc86b0" table:style-name="ACOL-7"/>
        <table:table-column table:default-cell-style-name="ACE-0x7f5556bc86b0" table:style-name="ACOL-5"/>
        <table:table-column table:default-cell-style-name="ACE-0x7f5556bc86b0" table:style-name="ACOL-8"/>
        <table:table-column table:default-cell-style-name="ACE-0x7f5556bc86b0" table:style-name="ACOL-0" table:number-columns-repeated="121"/>
        <table:table-row table:style-name="AROW-2">
          <table:table-cell table:style-name="ACE-0x7f5556bdc9e0" office:value-type="string">
            <text:p>User Name</text:p>
          </table:table-cell>
          <table:table-cell table:style-name="ACE-0x7f5556bdcb08" office:value-type="string">
            <text:p>Password</text:p>
          </table:table-cell>
          <table:table-cell table:style-name="ACE-0x7f5556bdcc30" office:value-type="string">
            <text:p>s_product_id</text:p>
          </table:table-cell>
          <table:table-cell table:style-name="ACE-0x7f5556bdcc30" office:value-type="string">
            <text:p>Payment ID</text:p>
          </table:table-cell>
          <table:table-cell table:style-name="ACE-0x7f5556bdcc30" office:value-type="string">
            <text:p>user_id</text:p>
          </table:table-cell>
          <table:table-cell table:style-name="ACE-0x7f5556bdcc30" office:value-type="string">
            <text:p>profile_id</text:p>
          </table:table-cell>
          <table:table-cell table:style-name="ACE-0x7f5556bdcd58" office:value-type="string">
            <text:p>gift_cert</text:p>
          </table:table-cell>
          <table:table-cell table:number-columns-repeated="121" table:style-name="ACE-0x7f5556bc86b0"/>
        </table:table-row>
        <table:table-row table:style-name="AROW-2">
          <table:table-cell table:style-name="ACE-0x7f5556bdce80" office:value-type="string">
            <text:p>testapiuser@shopclues.com</text:p>
          </table:table-cell>
          <table:table-cell table:style-name="ACE-0x7f5556bdcfa8" office:value-type="string">
            <text:p>e10adc3949ba59abbe56e057f20f883e</text:p>
          </table:table-cell>
          <table:table-cell table:style-name="ACE-0x7f5556bdcfa8" office:value-type="float" office:value="4756008">
            <text:p>4756008</text:p>
          </table:table-cell>
          <table:table-cell table:style-name="ACE-0x7f5556bdcfa8" office:value-type="float" office:value="61">
            <text:p>61</text:p>
          </table:table-cell>
          <table:table-cell table:style-name="ACE-0x7f5556bdd0d0" office:value-type="float" office:value="7179169">
            <text:p>7179169</text:p>
          </table:table-cell>
          <table:table-cell table:style-name="ACE-0x7f5556bdd0d0" office:value-type="float" office:value="7948197">
            <text:p>7948197</text:p>
          </table:table-cell>
          <table:table-cell table:style-name="ACE-0x7f5556bdd1f8" office:value-type="string">
            <text:p>GC-8OK6-THBH-KCQU </text:p>
          </table:table-cell>
          <table:table-cell table:number-columns-repeated="121" table:style-name="ACE-0x7f5556bc86b0"/>
        </table:table-row>
        <table:table-row table:style-name="AROW-4">
          <table:table-cell table:number-columns-repeated="3" table:style-name="ACE-0x7f5556bc86b0"/>
          <table:table-cell table:style-name="ACE-0x7f5556bdd320"/>
          <table:table-cell table:number-columns-repeated="124" table:style-name="ACE-0x7f5556bc86b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6" gnm:end-row="0"/>
        </gnm:selections>
      </table:table>
      <table:table table:name="AQA2_TestData" table:style-name="ta-0x7f5556bff410" table:print="false">
        <office:forms form:automatic-focus="false" form:apply-design-mode="false">
          <form:form/>
        </office:forms>
        <table:table-column table:default-cell-style-name="ACE-0x7f5556bc87d8" table:style-name="ACOL-3"/>
        <table:table-column table:default-cell-style-name="ACE-0x7f5556bc87d8" table:style-name="ACOL-4"/>
        <table:table-column table:default-cell-style-name="ACE-0x7f5556bc87d8" table:style-name="ACOL-5"/>
        <table:table-column table:default-cell-style-name="ACE-0x7f5556bc87d8" table:style-name="ACOL-6"/>
        <table:table-column table:default-cell-style-name="ACE-0x7f5556bc87d8" table:style-name="ACOL-7"/>
        <table:table-column table:default-cell-style-name="ACE-0x7f5556bc87d8" table:style-name="ACOL-5"/>
        <table:table-column table:default-cell-style-name="ACE-0x7f5556bc87d8" table:style-name="ACOL-8"/>
        <table:table-column table:default-cell-style-name="ACE-0x7f5556bc87d8" table:style-name="ACOL-0" table:number-columns-repeated="121"/>
        <table:table-row table:style-name="AROW-2">
          <table:table-cell table:style-name="ACE-0x7f5556bdd448" office:value-type="string">
            <text:p>User Name</text:p>
          </table:table-cell>
          <table:table-cell table:style-name="ACE-0x7f5556bdd570" office:value-type="string">
            <text:p>Password</text:p>
          </table:table-cell>
          <table:table-cell table:style-name="ACE-0x7f5556bdd698" office:value-type="string">
            <text:p>s_product_id</text:p>
          </table:table-cell>
          <table:table-cell table:style-name="ACE-0x7f5556bdd698" office:value-type="string">
            <text:p>Payment ID</text:p>
          </table:table-cell>
          <table:table-cell table:style-name="ACE-0x7f5556bdd698" office:value-type="string">
            <text:p>user_id</text:p>
          </table:table-cell>
          <table:table-cell table:style-name="ACE-0x7f5556bdd698" office:value-type="string">
            <text:p>profile_id</text:p>
          </table:table-cell>
          <table:table-cell table:style-name="ACE-0x7f5556bdd7c0" office:value-type="string">
            <text:p>gift_cert</text:p>
          </table:table-cell>
          <table:table-cell table:number-columns-repeated="121" table:style-name="ACE-0x7f5556bc87d8"/>
        </table:table-row>
        <table:table-row table:style-name="AROW-2">
          <table:table-cell table:style-name="ACE-0x7f5556bdd8e8" office:value-type="string">
            <text:p>testapiuser@shopclues.com</text:p>
          </table:table-cell>
          <table:table-cell table:style-name="ACE-0x7f5556bdda10" office:value-type="string">
            <text:p>e10adc3949ba59abbe56e057f20f883e</text:p>
          </table:table-cell>
          <table:table-cell table:style-name="ACE-0x7f5556bdda10" office:value-type="float" office:value="4756008">
            <text:p>4756008</text:p>
          </table:table-cell>
          <table:table-cell table:style-name="ACE-0x7f5556bdda10" office:value-type="float" office:value="61">
            <text:p>61</text:p>
          </table:table-cell>
          <table:table-cell table:style-name="ACE-0x7f5556bddb38" office:value-type="float" office:value="7179169">
            <text:p>7179169</text:p>
          </table:table-cell>
          <table:table-cell table:style-name="ACE-0x7f5556bddb38" office:value-type="float" office:value="7948197">
            <text:p>7948197</text:p>
          </table:table-cell>
          <table:table-cell table:style-name="ACE-0x7f5556bddc60" office:value-type="string">
            <text:p>GC-8OK6-THBH-KCQU </text:p>
          </table:table-cell>
          <table:table-cell table:number-columns-repeated="121" table:style-name="ACE-0x7f5556bc87d8"/>
        </table:table-row>
        <table:table-row table:style-name="AROW-4">
          <table:table-cell table:number-columns-repeated="3" table:style-name="ACE-0x7f5556bc87d8"/>
          <table:table-cell table:style-name="ACE-0x7f5556bddd88"/>
          <table:table-cell table:number-columns-repeated="124" table:style-name="ACE-0x7f5556bc87d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3_TestData" table:style-name="ta-0x7f5556bff600" table:print="false">
        <office:forms form:automatic-focus="false" form:apply-design-mode="false">
          <form:form/>
        </office:forms>
        <table:table-column table:default-cell-style-name="ACE-0x7f5556bc8900" table:style-name="ACOL-3"/>
        <table:table-column table:default-cell-style-name="ACE-0x7f5556bc8900" table:style-name="ACOL-4"/>
        <table:table-column table:default-cell-style-name="ACE-0x7f5556bc8900" table:style-name="ACOL-5"/>
        <table:table-column table:default-cell-style-name="ACE-0x7f5556bc8900" table:style-name="ACOL-6"/>
        <table:table-column table:default-cell-style-name="ACE-0x7f5556bc8900" table:style-name="ACOL-7"/>
        <table:table-column table:default-cell-style-name="ACE-0x7f5556bc8900" table:style-name="ACOL-5"/>
        <table:table-column table:default-cell-style-name="ACE-0x7f5556bc8900" table:style-name="ACOL-8"/>
        <table:table-column table:default-cell-style-name="ACE-0x7f5556bc8900" table:style-name="ACOL-0" table:number-columns-repeated="121"/>
        <table:table-row table:style-name="AROW-2">
          <table:table-cell table:style-name="ACE-0x7f5556bddeb0" office:value-type="string">
            <text:p>User Name</text:p>
          </table:table-cell>
          <table:table-cell table:style-name="ACE-0x7f5556bddfd8" office:value-type="string">
            <text:p>Password</text:p>
          </table:table-cell>
          <table:table-cell table:style-name="ACE-0x7f5556bde100" office:value-type="string">
            <text:p>s_product_id</text:p>
          </table:table-cell>
          <table:table-cell table:style-name="ACE-0x7f5556bde100" office:value-type="string">
            <text:p>Payment ID</text:p>
          </table:table-cell>
          <table:table-cell table:style-name="ACE-0x7f5556bde100" office:value-type="string">
            <text:p>user_id</text:p>
          </table:table-cell>
          <table:table-cell table:style-name="ACE-0x7f5556bde100" office:value-type="string">
            <text:p>profile_id</text:p>
          </table:table-cell>
          <table:table-cell table:style-name="ACE-0x7f5556bde228" office:value-type="string">
            <text:p>gift_cert</text:p>
          </table:table-cell>
          <table:table-cell table:number-columns-repeated="121" table:style-name="ACE-0x7f5556bc8900"/>
        </table:table-row>
        <table:table-row table:style-name="AROW-2">
          <table:table-cell table:style-name="ACE-0x7f5556bde350" office:value-type="string">
            <text:p>testapiuser@shopclues.com</text:p>
          </table:table-cell>
          <table:table-cell table:style-name="ACE-0x7f5556bde478" office:value-type="string">
            <text:p>e10adc3949ba59abbe56e057f20f883e</text:p>
          </table:table-cell>
          <table:table-cell table:style-name="ACE-0x7f5556bde478" office:value-type="float" office:value="4756008">
            <text:p>4756008</text:p>
          </table:table-cell>
          <table:table-cell table:style-name="ACE-0x7f5556bde478" office:value-type="float" office:value="61">
            <text:p>61</text:p>
          </table:table-cell>
          <table:table-cell table:style-name="ACE-0x7f5556bde5a0" office:value-type="float" office:value="7179169">
            <text:p>7179169</text:p>
          </table:table-cell>
          <table:table-cell table:style-name="ACE-0x7f5556bde5a0" office:value-type="float" office:value="7948197">
            <text:p>7948197</text:p>
          </table:table-cell>
          <table:table-cell table:style-name="ACE-0x7f5556bde6c8" office:value-type="string">
            <text:p>GC-8OK6-THBH-KCQU </text:p>
          </table:table-cell>
          <table:table-cell table:number-columns-repeated="121" table:style-name="ACE-0x7f5556bc8900"/>
        </table:table-row>
        <table:table-row table:style-name="AROW-4">
          <table:table-cell table:number-columns-repeated="3" table:style-name="ACE-0x7f5556bc8900"/>
          <table:table-cell table:style-name="ACE-0x7f5556bde7f0"/>
          <table:table-cell table:number-columns-repeated="124" table:style-name="ACE-0x7f5556bc890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4_TestData" table:style-name="ta-0x7f5556bff7f0" table:print="false">
        <office:forms form:automatic-focus="false" form:apply-design-mode="false">
          <form:form/>
        </office:forms>
        <table:table-column table:default-cell-style-name="ACE-0x7f5556bc8a28" table:style-name="ACOL-3"/>
        <table:table-column table:default-cell-style-name="ACE-0x7f5556bc8a28" table:style-name="ACOL-4"/>
        <table:table-column table:default-cell-style-name="ACE-0x7f5556bc8a28" table:style-name="ACOL-5"/>
        <table:table-column table:default-cell-style-name="ACE-0x7f5556bc8a28" table:style-name="ACOL-6"/>
        <table:table-column table:default-cell-style-name="ACE-0x7f5556bc8a28" table:style-name="ACOL-7"/>
        <table:table-column table:default-cell-style-name="ACE-0x7f5556bc8a28" table:style-name="ACOL-5"/>
        <table:table-column table:default-cell-style-name="ACE-0x7f5556bc8a28" table:style-name="ACOL-8"/>
        <table:table-column table:default-cell-style-name="ACE-0x7f5556bc8a28" table:style-name="ACOL-0" table:number-columns-repeated="121"/>
        <table:table-row table:style-name="AROW-2">
          <table:table-cell table:style-name="ACE-0x7f5556bde918" office:value-type="string">
            <text:p>User Name</text:p>
          </table:table-cell>
          <table:table-cell table:style-name="ACE-0x7f5556bdea40" office:value-type="string">
            <text:p>Password</text:p>
          </table:table-cell>
          <table:table-cell table:style-name="ACE-0x7f5556bdeb68" office:value-type="string">
            <text:p>s_product_id</text:p>
          </table:table-cell>
          <table:table-cell table:style-name="ACE-0x7f5556bdeb68" office:value-type="string">
            <text:p>Payment ID</text:p>
          </table:table-cell>
          <table:table-cell table:style-name="ACE-0x7f5556bdeb68" office:value-type="string">
            <text:p>user_id</text:p>
          </table:table-cell>
          <table:table-cell table:style-name="ACE-0x7f5556bdeb68" office:value-type="string">
            <text:p>profile_id</text:p>
          </table:table-cell>
          <table:table-cell table:style-name="ACE-0x7f5556bdec90" office:value-type="string">
            <text:p>gift_cert</text:p>
          </table:table-cell>
          <table:table-cell table:number-columns-repeated="121" table:style-name="ACE-0x7f5556bc8a28"/>
        </table:table-row>
        <table:table-row table:style-name="AROW-2">
          <table:table-cell table:style-name="ACE-0x7f5556bdedb8" office:value-type="string">
            <text:p>testapiuser@shopclues.com</text:p>
          </table:table-cell>
          <table:table-cell table:style-name="ACE-0x7f5556bdeee0" office:value-type="string">
            <text:p>e10adc3949ba59abbe56e057f20f883e</text:p>
          </table:table-cell>
          <table:table-cell table:style-name="ACE-0x7f5556bdeee0" office:value-type="float" office:value="4756008">
            <text:p>4756008</text:p>
          </table:table-cell>
          <table:table-cell table:style-name="ACE-0x7f5556bdeee0" office:value-type="float" office:value="61">
            <text:p>61</text:p>
          </table:table-cell>
          <table:table-cell table:style-name="ACE-0x7f5556bdf008" office:value-type="float" office:value="7179169">
            <text:p>7179169</text:p>
          </table:table-cell>
          <table:table-cell table:style-name="ACE-0x7f5556bdf008" office:value-type="float" office:value="7948197">
            <text:p>7948197</text:p>
          </table:table-cell>
          <table:table-cell table:style-name="ACE-0x7f5556bdf130" office:value-type="string">
            <text:p>GC-8OK6-THBH-KCQU </text:p>
          </table:table-cell>
          <table:table-cell table:number-columns-repeated="121" table:style-name="ACE-0x7f5556bc8a28"/>
        </table:table-row>
        <table:table-row table:style-name="AROW-4">
          <table:table-cell table:number-columns-repeated="3" table:style-name="ACE-0x7f5556bc8a28"/>
          <table:table-cell table:style-name="ACE-0x7f5556bdf258"/>
          <table:table-cell table:number-columns-repeated="124" table:style-name="ACE-0x7f5556bc8a28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5_TestData" table:style-name="ta-0x7f5556bff9e0" table:print="false">
        <office:forms form:automatic-focus="false" form:apply-design-mode="false">
          <form:form/>
        </office:forms>
        <table:table-column table:default-cell-style-name="ACE-0x7f5556bc8b50" table:style-name="ACOL-3"/>
        <table:table-column table:default-cell-style-name="ACE-0x7f5556bc8b50" table:style-name="ACOL-4"/>
        <table:table-column table:default-cell-style-name="ACE-0x7f5556bc8b50" table:style-name="ACOL-5"/>
        <table:table-column table:default-cell-style-name="ACE-0x7f5556bc8b50" table:style-name="ACOL-6"/>
        <table:table-column table:default-cell-style-name="ACE-0x7f5556bc8b50" table:style-name="ACOL-7"/>
        <table:table-column table:default-cell-style-name="ACE-0x7f5556bc8b50" table:style-name="ACOL-5"/>
        <table:table-column table:default-cell-style-name="ACE-0x7f5556bc8b50" table:style-name="ACOL-8"/>
        <table:table-column table:default-cell-style-name="ACE-0x7f5556bc8b50" table:style-name="ACOL-0" table:number-columns-repeated="121"/>
        <table:table-row table:style-name="AROW-2">
          <table:table-cell table:style-name="ACE-0x7f5556bdf380" office:value-type="string">
            <text:p>User Name</text:p>
          </table:table-cell>
          <table:table-cell table:style-name="ACE-0x7f5556bdf4a8" office:value-type="string">
            <text:p>Password</text:p>
          </table:table-cell>
          <table:table-cell table:style-name="ACE-0x7f5556bdf5d0" office:value-type="string">
            <text:p>s_product_id</text:p>
          </table:table-cell>
          <table:table-cell table:style-name="ACE-0x7f5556bdf5d0" office:value-type="string">
            <text:p>Payment ID</text:p>
          </table:table-cell>
          <table:table-cell table:style-name="ACE-0x7f5556bdf5d0" office:value-type="string">
            <text:p>user_id</text:p>
          </table:table-cell>
          <table:table-cell table:style-name="ACE-0x7f5556bdf5d0" office:value-type="string">
            <text:p>profile_id</text:p>
          </table:table-cell>
          <table:table-cell table:style-name="ACE-0x7f5556bdf6f8" office:value-type="string">
            <text:p>gift_cert</text:p>
          </table:table-cell>
          <table:table-cell table:number-columns-repeated="121" table:style-name="ACE-0x7f5556bc8b50"/>
        </table:table-row>
        <table:table-row table:style-name="AROW-2">
          <table:table-cell table:style-name="ACE-0x7f5556bdf820" office:value-type="string">
            <text:p>testapiuser@shopclues.com</text:p>
          </table:table-cell>
          <table:table-cell table:style-name="ACE-0x7f5556bdf948" office:value-type="string">
            <text:p>e10adc3949ba59abbe56e057f20f883e</text:p>
          </table:table-cell>
          <table:table-cell table:style-name="ACE-0x7f5556bdf948" office:value-type="float" office:value="4756008">
            <text:p>4756008</text:p>
          </table:table-cell>
          <table:table-cell table:style-name="ACE-0x7f5556bdf948" office:value-type="float" office:value="61">
            <text:p>61</text:p>
          </table:table-cell>
          <table:table-cell table:style-name="ACE-0x7f5556bdfa70" office:value-type="float" office:value="7179169">
            <text:p>7179169</text:p>
          </table:table-cell>
          <table:table-cell table:style-name="ACE-0x7f5556bdfa70" office:value-type="float" office:value="7948197">
            <text:p>7948197</text:p>
          </table:table-cell>
          <table:table-cell table:style-name="ACE-0x7f5556bdfb98" office:value-type="string">
            <text:p>GC-8OK6-THBH-KCQU </text:p>
          </table:table-cell>
          <table:table-cell table:number-columns-repeated="121" table:style-name="ACE-0x7f5556bc8b50"/>
        </table:table-row>
        <table:table-row table:style-name="AROW-4">
          <table:table-cell table:number-columns-repeated="3" table:style-name="ACE-0x7f5556bc8b50"/>
          <table:table-cell table:style-name="ACE-0x7f5556bdfcc0"/>
          <table:table-cell table:number-columns-repeated="124" table:style-name="ACE-0x7f5556bc8b50"/>
        </table:table-row>
        <table:table-row table:style-name="AROW-2">
          <table:table-cell table:number-columns-repeated="128"/>
        </table:table-row>
        <table:table-row table:style-name="AROW-0" table:number-rows-repeated="124">
          <table:table-cell table:number-columns-repeated="128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5556a2aa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556ba6d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556bd0b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556bc24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556bc307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556bafcc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5556bff030" style:display-name="TestCase" style:page-layout-name="pl-0x7f5556a2aa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556bff220" style:display-name="AQA1_TestData" style:page-layout-name="pl-0x7f5556ba6d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556bff410" style:display-name="AQA2_TestData" style:page-layout-name="pl-0x7f5556bd0b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556bff600" style:display-name="AQA3_TestData" style:page-layout-name="pl-0x7f5556bc24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556bff7f0" style:display-name="AQA4_TestData" style:page-layout-name="pl-0x7f5556bc307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556bff9e0" style:display-name="AQA5_TestData" style:page-layout-name="pl-0x7f5556bafcc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6-23T11:10:50Z</dc:date>
    <meta:creation-date>2014-12-16T16:26:20Z</meta:creation-date>
    <meta:editing-cycles>29</meta:editing-cycles>
    <meta:editing-duration>PT3H52M23S</meta:editing-duration>
    <meta:generator>gnumeric/1.12.9</meta:generator>
    <meta:initial-creator>sakshi juneja</meta:initial-creator>
  </office:meta>
</office:document-meta>
</file>